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2">
      <style:text-properties officeooo:paragraph-rsid="000c040c"/>
    </style:style>
    <style:style style:name="P2" style:family="paragraph" style:parent-style-name="Text_20_body">
      <style:text-properties officeooo:paragraph-rsid="000c040c"/>
    </style:style>
    <style:style style:name="P3" style:family="paragraph" style:parent-style-name="Heading_20_3">
      <style:text-properties officeooo:paragraph-rsid="000c040c"/>
    </style:style>
    <style:style style:name="P4" style:family="paragraph" style:parent-style-name="Horizontal_20_Line">
      <style:text-properties officeooo:paragraph-rsid="000c040c"/>
    </style:style>
    <style:style style:name="P5" style:family="paragraph" style:parent-style-name="Preformatted_20_Text">
      <style:text-properties officeooo:paragraph-rsid="000c040c"/>
    </style:style>
    <style:style style:name="P6" style:family="paragraph" style:parent-style-name="Preformatted_20_Text">
      <style:paragraph-properties fo:margin-top="0in" fo:margin-bottom="0.1965in" style:contextual-spacing="false"/>
      <style:text-properties officeooo:paragraph-rsid="000c040c"/>
    </style:style>
    <style:style style:name="P7" style:family="paragraph" style:parent-style-name="Preformatted_20_Text">
      <style:text-properties officeooo:paragraph-rsid="000cd8cf"/>
    </style:style>
    <style:style style:name="T1" style:family="text">
      <style:text-properties officeooo:rsid="000c040c"/>
    </style:style>
    <style:style style:name="T2" style:family="text">
      <style:text-properties officeooo:rsid="000cd8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ELDOHUB</text:span></text:h>
      <text:h text:style-name="P1" text:outline-level="2"><text:span text:style-name="T1">Assignment on Topic 7 and 8 - Functions</text:span></text:h>
      <text:h text:style-name="P1" text:outline-level="2">Challenge <text:span text:style-name="T1">1</text:span>: Lambda Magic – Multiples of 3</text:h>
      <text:p text:style-name="P2"><text:span text:style-name="Strong_20_Emphasis">Problem:</text:span></text:p>
      <text:p text:style-name="P2">Write a <text:span text:style-name="Strong_20_Emphasis">lambda function</text:span> that checks if a number is a multiple of 3.<text:span text:style-name="T1">(10 Marks)</text:span></text:p>
      <text:h text:style-name="P3" text:outline-level="3" text:is-list-header="true"/>
      <text:p text:style-name="P4"/>
      <text:h text:style-name="P1" text:outline-level="2">Challenge <text:span text:style-name="T1">2</text:span>: Using <text:span text:style-name="Source_20_Text">sum()</text:span> and <text:span text:style-name="Source_20_Text">len()</text:span> with Lists</text:h>
      <text:h text:style-name="P3" text:outline-level="3">Problem A: Find the average of a list of numbers <text:span text:style-name="T1">(10 marks)</text:span></text:h>
      <text:p text:style-name="P2"><text:span text:style-name="Strong_20_Emphasis">Function Signature:</text:span></text:p>
      <text:p text:style-name="P5"><text:span text:style-name="Source_20_Text">def average(L):</text:span></text:p>
      <text:p text:style-name="P5"><text:span text:style-name="Source_20_Text"><text:s text:c="4"/># your code here</text:span></text:p>
      <text:p text:style-name="P6"/>
      <text:p text:style-name="P4"/>
      <text:h text:style-name="P3" text:outline-level="3">Problem B: Find the total number of letters in a list of strings<text:span text:style-name="T1">(10 Marks)</text:span></text:h>
      <text:p text:style-name="P2"><text:span text:style-name="Strong_20_Emphasis">Function Signature:</text:span></text:p>
      <text:p text:style-name="P5"><text:span text:style-name="Source_20_Text"/></text:p>
      <text:p text:style-name="P5"><text:span text:style-name="Source_20_Text">def total_letters(words):</text:span></text:p>
      <text:p text:style-name="P5"><text:span text:style-name="Source_20_Text"><text:s text:c="4"/># your code here</text:span></text:p>
      <text:p text:style-name="P6"/>
      <text:h text:style-name="P3" text:outline-level="3" text:is-list-header="true"/>
      <text:h text:style-name="P1" text:outline-level="2">Challenge <text:span text:style-name="T1">3</text:span>: Combine Lambda + List<text:span text:style-name="T1">(10 Marks)</text:span></text:h>
      <text:p text:style-name="P2"><text:span text:style-name="Strong_20_Emphasis">Problem:</text:span></text:p>
      <text:p text:style-name="P2">Use <text:span text:style-name="Source_20_Text">filter()</text:span> and a lambda to return all numbers divisible by 3 in a list.</text:p>
      <text:p text:style-name="P5"><text:span text:style-name="Source_20_Text"/></text:p>
      <text:p text:style-name="P6"/>
      <text:p text:style-name="P4"/>
      <text:h text:style-name="P1" text:outline-level="2"><text:soft-page-break/><text:span text:style-name="T1">Challenge 4</text:span> (<text:span text:style-name="T1">1</text:span>0 <text:span text:style-name="T1">Marks</text:span>)</text:h>
      <text:h text:style-name="P3" text:outline-level="3">Task:</text:h>
      <text:p text:style-name="P2">Implement a function <text:span text:style-name="Source_20_Text">dot_product</text:span> that does the following:</text:p>
      <text:p text:style-name="P7"><text:span text:style-name="Source_20_Text"><text:span text:style-name="T2">NB:Copy the whole code and run the problem first(Task on””” tA &amp; tB”””)</text:span></text:span></text:p>
      <text:p text:style-name="P5"><text:span text:style-name="Source_20_Text"/></text:p>
      <text:p text:style-name="P5"><text:span text:style-name="Source_20_Text">def dot_product(tA, tB):</text:span></text:p>
      <text:p text:style-name="P5"><text:span text:style-name="Source_20_Text"><text:s text:c="4"/>"""</text:span></text:p>
      <text:p text:style-name="P5"><text:span text:style-name="Source_20_Text"><text:s text:c="4"/>tA: a tuple of numbers</text:span></text:p>
      <text:p text:style-name="P5"><text:span text:style-name="Source_20_Text"><text:s text:c="4"/>tB: a tuple of numbers of the same length as tA</text:span></text:p>
      <text:p text:style-name="P5"><text:span text:style-name="Source_20_Text"><text:s text:c="4"/>Returns a tuple (length, dot product of tA and tB)</text:span></text:p>
      <text:p text:style-name="P5"><text:span text:style-name="Source_20_Text"><text:s text:c="4"/>"""</text:span></text:p>
      <text:p text:style-name="P5"><text:span text:style-name="Source_20_Text"><text:s text:c="4"/>total = 0</text:span></text:p>
      <text:p text:style-name="P5"><text:span text:style-name="Source_20_Text"><text:s text:c="4"/>for i in range(len(tA)):</text:span></text:p>
      <text:p text:style-name="P5"><text:span text:style-name="Source_20_Text"><text:s text:c="8"/>total += tA[i] * tB[i]</text:span></text:p>
      <text:p text:style-name="P5"><text:span text:style-name="Source_20_Text"><text:s text:c="4"/>return (len(tA), total)</text:span></text:p>
      <text:p text:style-name="P5"/>
      <text:p text:style-name="P5"><text:span text:style-name="Source_20_Text"># Example:</text:span></text:p>
      <text:p text:style-name="P5"><text:span text:style-name="Source_20_Text">print(dot_product((1, 2, 3), (4, 5, 6))) <text:s/># ➜ (3, 32)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22:45:12.391054060</meta:creation-date>
    <dc:date>2025-06-20T22:58:40.422428617</dc:date>
    <meta:editing-duration>PT3M15S</meta:editing-duration>
    <meta:editing-cycles>1</meta:editing-cycles>
    <meta:generator>LibreOffice/24.8.7.2$Linux_X86_64 LibreOffice_project/480$Build-2</meta:generator>
    <meta:document-statistic meta:table-count="0" meta:image-count="0" meta:object-count="0" meta:page-count="2" meta:paragraph-count="33" meta:word-count="189" meta:character-count="1079" meta:non-whitespace-character-count="873"/>
  </office:meta>
</office:document-meta>
</file>